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01a61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e2a40f4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Footnote">
      <style:text-properties officeooo:paragraph-rsid="0f40045a"/>
    </style:style>
    <style:style style:name="P42" style:family="paragraph" style:parent-style-name="Footnote">
      <style:text-properties officeooo:paragraph-rsid="0fce08f7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380a1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06808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text-properties officeooo:paragraph-rsid="1018685d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 style:parent-style-name="Standard">
      <style:text-properties officeooo:paragraph-rsid="0fba5a4f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fd82caf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font-size="10pt" style:font-size-asian="10pt" style:font-size-complex="10pt"/>
    </style:style>
    <style:style style:name="T25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6" style:family="text">
      <style:text-properties style:text-line-through-style="none" style:text-line-through-type="none" style:font-name="Liberation Sans" style:text-underline-style="none" officeooo:rsid="0673d7fc"/>
    </style:style>
    <style:style style:name="T26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9" style:family="text">
      <style:text-properties style:text-line-through-style="none" style:text-line-through-type="none" style:font-name="Liberation Sans" style:text-underline-style="none" officeooo:rsid="0b0f3a36"/>
    </style:style>
    <style:style style:name="T270" style:family="text">
      <style:text-properties fo:language="en" fo:country="GB"/>
    </style:style>
    <style:style style:name="T271" style:family="text">
      <style:text-properties fo:language="en" fo:country="GB" officeooo:rsid="0e83c34e"/>
    </style:style>
    <style:style style:name="T272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3" style:family="text">
      <style:text-properties fo:language="en" fo:country="GB" officeooo:rsid="0f28d107"/>
    </style:style>
    <style:style style:name="T274" style:family="text">
      <style:text-properties fo:language="en" fo:country="GB" style:font-size-complex="12pt"/>
    </style:style>
    <style:style style:name="T275" style:family="text">
      <style:text-properties fo:language="en" fo:country="GB" officeooo:rsid="0f28d107" style:font-size-complex="12pt"/>
    </style:style>
    <style:style style:name="T27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size="8pt" style:font-size-asian="8pt" style:font-size-complex="8pt" loext:padding="0.049cm" loext:border="0.31pt solid #000000"/>
    </style:style>
    <style:style style:name="T278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6" form:id="control1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7" form:id="control1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71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Strong_20_Emphasis"><text:span text:style-name="T172"><text:s/></text:span></text:span><text:span text:style-name="Strong_20_Emphasis"><text:span text:style-name="T173">LTS</text:span></text:span><text:span text:style-name="T211"><text:note text:id="ftn1" text:note-class="footnote"><text:note-citation>1</text:note-citation><text:note-body><text:p text:style-name="P29"><text:span text:style-name="T198">L</text:span><text:span text:style-name="T199">TS stands for Long-Term Support, and this </text:span><text:span text:style-name="T206">June</text:span><text:span text:style-name="T200"> </text:span><text:span text:style-name="Strong_20_Emphasis"><text:span text:style-name="T121"><text:user-field-get text:name="Releaseyear">2023</text:user-field-get></text:span></text:span><text:span text:style-name="T202"><text:s/>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Strong_20_Emphasis"><text:span text:style-name="T174"><text:s/></text:span></text:span><text:span text:style-name="T200">LTS </text:span><text:span text:style-name="T201">(</text:span><text:span text:style-name="T199">codenamed</text:span><text:span text:style-name="T201"> </text:span><text:span text:style-name="T205">bookworm</text:span><text:span text:style-name="T201">) </text:span><text:span text:style-name="T199">will be </text:span><text:span text:style-name="T204">supported</text:span><text:span text:style-name="T199"> for five years until </text:span><text:span text:style-name="T206">June</text:span><text:span text:style-name="T200"> </text:span><text:span text:style-name="T198">202</text:span><text:span text:style-name="T206">8</text:span><text:span text:style-name="T203">.</text:span></text:p></text:note-body></text:note></text:span><text:span text:style-name="T212"> </text:span><text:span text:style-name="T212"><text:user-field-get text:name="Edition">desktop</text:user-field-get></text:span><text:span text:style-name="T213">.</text:span></text:p>
      <text:p text:style-name="P8"/>
      <text:p text:style-name="P90"><text:span text:style-name="T115">This is a fillable PDF with </text:span><text:span text:style-name="Strong_20_Emphasis"><text:span text:style-name="T39">te</text:span></text:span><text:span text:style-name="Strong_20_Emphasis"><text:span text:style-name="T71">x</text:span></text:span><text:span text:style-name="Strong_20_Emphasis"><text:span text:style-name="T39">t</text:span></text:span><text:span text:style-name="T115"> </text:span><text:span text:style-name="T116">a</text:span><text:span text:style-name="T115">n</text:span><text:span text:style-name="T116">d</text:span><text:span text:style-name="Strong_20_Emphasis"><text:span text:style-name="T72"> </text:span></text:span><text:span text:style-name="Strong_20_Emphasis"><text:span text:style-name="T75"><draw:control text:anchor-type="as-char" draw:z-index="11" draw:name="Vorm3_ 1" draw:style-name="gr1" draw:text-style-name="P91" svg:width="0.35cm" svg:height="0.35cm" draw:control="control12"/></text:span></text:span><text:span text:style-name="T115"><text:s/>checkboxes; printing is not necessary.</text:span></text:p>
      <text:p text:style-name="P43"/>
      <text:p text:style-name="P51"><text:span text:style-name="Definition"><text:span text:style-name="T272">user</text:span></text:span><text:span text:style-name="T223"><text:tab/><text:tab/></text:span><text:span text:style-name="T222"> <text:tab/><text:tab/><text:tab/></text:span><text:span text:style-name="T224"><draw:control text:anchor-type="as-char" svg:y="-0.429cm" draw:z-index="12" draw:name="Gebruiker 2" draw:style-name="gr2" draw:text-style-name="P92" svg:width="6.002cm" svg:height="0.6cm" draw:control="control13"><svg:title>Gebruiker</svg:title><svg:desc>Volledige naam, bijv. Jan Stek</svg:desc></draw:control></text:span><text:span text:style-name="T224"><text:tab/></text:span><text:span text:style-name="T225">[</text:span><text:span text:style-name="T216">na</text:span><text:span text:style-name="T217">me,</text:span><text:span text:style-name="T216"> </text:span><text:span text:style-name="T217">e.g.</text:span><text:span text:style-name="T216"> </text:span><text:span text:style-name="T218">J</text:span><text:span text:style-name="T226">a</text:span><text:span text:style-name="T218">n </text:span><text:span text:style-name="T226">Jansen</text:span><text:span text:style-name="T227">]</text:span></text:p>
      <text:p text:style-name="P54"><text:span text:style-name="Definition"><text:span text:style-name="T215">USER</text:span></text:span><text:span text:style-name="Definition"><text:span text:style-name="T270">na</text:span></text:span><text:span text:style-name="Definition"><text:span text:style-name="T273">me</text:span></text:span><text:span text:style-name="T214"><text:tab/><text:tab/><text:tab/></text:span><text:span text:style-name="T214"><draw:control text:anchor-type="as-char" svg:y="-0.429cm" draw:z-index="13" draw:name="Gberuikersnaam 2" draw:style-name="gr2" draw:text-style-name="P92" svg:width="6.002cm" svg:height="0.6cm" draw:control="control14"><svg:title>Gebruikersnaam</svg:title><svg:desc>Korte naam, bijv. jan</svg:desc></draw:control></text:span><text:span text:style-name="T21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5">j</text:span><text:span text:style-name="T176">a</text:span><text:span text:style-name="T175">n</text:span><text:span text:style-name="T177">]</text:span></text:p>
      <text:p text:style-name="P51"><text:span text:style-name="Definition"><text:span text:style-name="T270">COMPUTERNA</text:span></text:span><text:span text:style-name="Definition"><text:span text:style-name="T273">me</text:span></text:span><text:span text:style-name="T228"><text:tab/></text:span><text:span text:style-name="T270"><draw:control text:anchor-type="as-char" svg:y="-0.429cm" draw:z-index="14" draw:name="Computernaam 1" draw:style-name="gr2" draw:text-style-name="P92" svg:width="6.002cm" svg:height="0.6cm" draw:control="control15"><svg:title>Computernaam</svg:title><svg:desc>Unieke naam van de computer</svg:desc></draw:control></text:span><text:span text:style-name="T270"><text:tab/></text:span><text:span text:style-name="T232">[</text:span><text:span text:style-name="T229">na</text:span><text:span text:style-name="T233">me of the</text:span><text:span text:style-name="T229"> compute</text:span><text:span text:style-name="T230">r, </text:span><text:span text:style-name="T233">e.g.</text:span><text:span text:style-name="T234"> </text:span><text:span text:style-name="T235">pc02</text:span><text:span text:style-name="T232">]</text:span></text:p>
      <text:p text:style-name="P51"><text:span text:style-name="Definition"><text:span text:style-name="T270">START</text:span></text:span><text:span text:style-name="Definition"><text:span text:style-name="T273">up</text:span></text:span><text:span text:style-name="Definition"><text:span text:style-name="T270">MEnU</text:span></text:span><text:span text:style-name="T224"><text:tab/><text:tab/></text:span><text:span text:style-name="T224"><draw:control text:anchor-type="as-char" svg:y="-0.429cm" draw:z-index="15" draw:name="Opstartmenu 1" draw:style-name="gr2" draw:text-style-name="P92" svg:width="6.002cm" svg:height="0.6cm" draw:control="control16"><svg:title>Opstartmenu</svg:title><svg:desc>Toets voor het opstartmenu ("bootmenu")</svg:desc></draw:control></text:span><text:span text:style-name="T224"><text:tab/></text:span><text:span text:style-name="T232">[</text:span><text:span text:style-name="T229">key for the bootable medium</text:span><text:span text:style-name="T236">]</text:span></text:p>
      <text:p text:style-name="P51"><text:span text:style-name="Definition"><text:span text:style-name="T231">SETTINGS</text:span></text:span><text:span text:style-name="T231"> <text:tab/><text:tab/><text:tab/></text:span><text:span text:style-name="T231"><draw:control text:anchor-type="as-char" svg:y="-0.429cm" draw:z-index="16" draw:name="Instellingen 1" draw:style-name="gr2" draw:text-style-name="P92" svg:width="6.002cm" svg:height="0.6cm" draw:control="control17"><svg:title>Instellingen</svg:title><svg:desc>Toets voor het BIOS/UEFI-scherm ("setup")</svg:desc></draw:control></text:span><text:span text:style-name="T231"><text:tab/></text:span><text:span text:style-name="T232">[</text:span><text:span text:style-name="T229">key for the UEFI BIOS screen</text:span><text:span text:style-name="T232">]</text:span></text:p>
      <text:p text:style-name="P51"><text:span text:style-name="Definition"><text:span text:style-name="T238">USER2</text:span></text:span><text:span text:style-name="T237"><text:tab/></text:span><text:span text:style-name="T222"> <text:tab/><text:tab/><text:tab/></text:span><text:span text:style-name="T224"><draw:control text:anchor-type="as-char" svg:y="-0.429cm" draw:z-index="17" draw:name="Gebruiker 3" draw:style-name="gr2" draw:text-style-name="P92" svg:width="6.002cm" svg:height="0.6cm" draw:control="control18"><svg:title>Gebruiker</svg:title><svg:desc>Volledige naam, bijv. Jan Stek</svg:desc></draw:control></text:span><text:span text:style-name="T224"><text:tab/></text:span><text:span text:style-name="T225">[</text:span><text:span text:style-name="T216">na</text:span><text:span text:style-name="T219">me</text:span><text:span text:style-name="T216"> possibly</text:span><text:span text:style-name="T220"> 2</text:span><text:span text:style-name="T249">nd</text:span><text:span text:style-name="T220"> USER</text:span><text:span text:style-name="T221">]</text:span></text:p>
      <text:p text:style-name="P54"><text:span text:style-name="Definition"><text:span text:style-name="T238">USERN</text:span></text:span><text:span text:style-name="Definition"><text:span text:style-name="T239">a</text:span></text:span><text:span text:style-name="Definition"><text:span text:style-name="T240">me</text:span></text:span><text:span text:style-name="Definition"><text:span text:style-name="T238">2</text:span></text:span><text:span text:style-name="Definition"><text:span text:style-name="T245"><text:tab/><text:tab/></text:span></text:span><text:span text:style-name="T214"><draw:control text:anchor-type="as-char" svg:y="-0.429cm" draw:z-index="18" draw:name="Gberuikersnaam 3" draw:style-name="gr2" draw:text-style-name="P92" svg:width="6.002cm" svg:height="0.6cm" draw:control="control19"><svg:title>Gebruikersnaam</svg:title><svg:desc>Korte naam, bijv. jan</svg:desc></draw:control></text:span><text:span text:style-name="T214"><text:tab/></text:span><text:span text:style-name="T242">[</text:span><text:span text:style-name="T243">user</text:span><text:span text:style-name="T241"> na</text:span><text:span text:style-name="T244">me</text:span><text:span text:style-name="T246"> possibly</text:span><text:span text:style-name="T247"> 2</text:span><text:span text:style-name="T250">nd</text:span><text:span text:style-name="T247"> USER</text:span><text:span text:style-name="T248">]</text:span></text:p>
      <text:p text:style-name="P51"><text:span text:style-name="T178">Replace the </text:span><text:span text:style-name="T190">underlined</text:span><text:span text:style-name="T178"> words in this checklist with those in the </text:span><text:span text:style-name="Strong_20_Emphasis"><text:span text:style-name="T39">te</text:span></text:span><text:span text:style-name="Strong_20_Emphasis"><text:span text:style-name="T59">x</text:span></text:span><text:span text:style-name="Strong_20_Emphasis"><text:span text:style-name="T39">t </text:span></text:span><text:span text:style-name="Strong_20_Emphasis"><text:span text:style-name="T59">box</text:span></text:span><text:span text:style-name="T178">.</text:span></text:p>
      <text:p text:style-name="P4"/>
      <text:p text:style-name="P4"/>
      <text:p text:style-name="P52"><text:span text:style-name="T186">Not yet on Linux?</text:span><text:span text:style-name="T179"><text:tab/></text:span><text:span text:style-name="T184"><text:tab/></text:span><text:span text:style-name="T185">Use</text:span><text:span text:style-name="T180"> </text:span><text:span text:style-name="Strong_20_Emphasis"><text:span text:style-name="T188">Checklist m</text:span></text:span><text:span text:style-name="Strong_20_Emphasis"><text:span text:style-name="T189">oving</text:span></text:span><text:span text:style-name="T180"> o</text:span><text:span text:style-name="T183">n</text:span><text:span text:style-name="T18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1"> </text:span><text:span text:style-name="T183">u</text:span><text:span text:style-name="T181">nder </text:span><text:span text:style-name="T187">Linux</text:span><text:span text:style-name="T182">.</text:span></text:p>
      <text:p text:style-name="P48"><text:span text:style-name="T264">New installation?</text:span><text:span text:style-name="T266"><text:tab/></text:span><text:span text:style-name="T267"></text:span><text:span text:style-name="T268"><text:tab/>Start at chapter </text:span><text:span text:style-name="T265"><text:bookmark-ref text:reference-format="page" text:ref-name="__RefNumPara__4009_12717081281">2</text:bookmark-ref></text:span><text:span text:style-name="T265"><text:s/></text:span><text:span text:style-name="T265"><text:bookmark-ref text:reference-format="text" text:ref-name="__RefNumPara__4009_12717081281">Perform installation</text:bookmark-ref></text:span><text:span text:style-name="T269">.</text:span></text:p>
      <text:p text:style-name="P50"/>
      <text:p text:style-name="P51"><text:span text:style-name="Strong_20_Emphasis"><text:span text:style-name="T31"/></text:span></text:p>
      <text:list xml:id="list2468658831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4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4"><draw:control text:anchor-type="as-char" draw:z-index="21" draw:name="Vorm 5" draw:style-name="gr1" draw:text-style-name="P91" svg:width="0.35cm" svg:height="0.35cm" draw:control="control22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6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9"><text:span text:style-name="User_20_Entry"><text:span text:style-name="T130">Login any additional </text:span></text:span><text:span text:style-name="Definition"><text:span text:style-name="T253">USER</text:span></text:span><text:span text:style-name="User_20_Entry"><text:span text:style-name="T131">s</text:span></text:span><text:span text:style-name="User_20_Entry"><text:span text:style-name="T140"> </text:span></text:span><text:span text:style-name="User_20_Entry"><text:span text:style-name="T130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4"><draw:control text:anchor-type="as-char" draw:z-index="6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4"><draw:control text:anchor-type="as-char" draw:z-index="22" draw:name="Vorm 6" draw:style-name="gr1" draw:text-style-name="P91" svg:width="0.35cm" svg:height="0.35cm" draw:control="control23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60">ckage</text:span></text:span><text:span text:style-name="Strong_20_Emphasis"><text:span text:style-name="T42"> kz</text:span></text:span><text:span text:style-name="Strong_20_Emphasis"><text:span text:style-name="T42"><text:note text:id="ftn3" text:note-class="footnote"><text:note-citation>3</text:note-citation><text:note-body><text:p text:style-name="P41"><text:span text:style-name="T27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T271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4"><text:span text:style-name="Strong_20_Emphasis"><text:span text:style-name="T69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0"> </text:span></text:span><text:span text:style-name="Strong_20_Emphasis"><text:span text:style-name="T69">(p</text:span></text:span><text:span text:style-name="Strong_20_Emphasis"><text:span text:style-name="T42">ress the </text:span></text:span><text:span text:style-name="Strong_20_Emphasis"><text:span text:style-name="T47">Super</text:span></text:span><text:span text:style-name="Strong_20_Emphasis"><text:span text:style-name="T38"> </text:span></text:span><text:span text:style-name="Strong_20_Emphasis"><text:span text:style-name="T61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7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62"> </text:span></text:span><text:span text:style-name="Strong_20_Emphasis"><text:span text:style-name="T70">if</text:span></text:span><text:span text:style-name="Strong_20_Emphasis"><text:span text:style-name="T69"> needed) a</text:span></text:span><text:span text:style-name="Strong_20_Emphasis"><text:span text:style-name="T62">nd click the </text:span></text:span><text:span text:style-name="Strong_20_Emphasis"><text:span text:style-name="T87">Terminal</text:span></text:span><text:span text:style-name="Strong_20_Emphasis"><text:span text:style-name="T62"> ic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40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3">Type, or copy and paste, these t</text:span></text:span><text:span text:style-name="Strong_20_Emphasis"><text:span text:style-name="T63">hree</text:span></text:span><text:span text:style-name="Strong_20_Emphasis"><text:span text:style-name="T43"> commands, each followed by the</text:span></text:span><text:span text:style-name="Strong_20_Emphasis"><text:span text:style-name="T50"> </text:span></text:span><text:span text:style-name="Strong_20_Emphasis"><text:span text:style-name="T44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43">sudo</text:span></text:span><text:span text:style-name="User_20_Entry"><text:span text:style-name="T144"> </text:span></text:span><text:span text:style-name="User_20_Entry"><text:span text:style-name="T14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44">wget karelzimmer.nl/</text:span></text:span><text:span text:style-name="User_20_Entry"><text:span text:style-name="T14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44">bash </text:span></text:span><text:span text:style-name="User_20_Entry"><text:span text:style-name="T14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4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4"><draw:control text:anchor-type="as-char" draw:z-index="23" draw:name="Vorm 7" draw:style-name="gr1" draw:text-style-name="P91" svg:width="0.35cm" svg:height="0.35cm" draw:control="control24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4"><text:span text:style-name="Strong_20_Emphasis"><text:span text:style-name="T69">T</text:span></text:span><text:span text:style-name="Strong_20_Emphasis"><text:span text:style-name="T45">ype </text:span></text:span><text:span text:style-name="Strong_20_Emphasis"><text:span text:style-name="T89">menu</text:span></text:span><text:span text:style-name="Strong_20_Emphasis"><text:span text:style-name="T45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62"> </text:span></text:span><text:span text:style-name="Strong_20_Emphasis"><text:span text:style-name="T163">if</text:span></text:span><text:span text:style-name="Strong_20_Emphasis"><text:span text:style-name="T161"> needed) </text:span></text:span><text:span text:style-name="Strong_20_Emphasis"><text:span text:style-name="T45">and click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40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2">Select </text:span></text:span><text:span text:style-name="Strong_20_Emphasis"><text:span text:style-name="T90">1 Prepar</text:span></text:span><text:span text:style-name="Strong_20_Emphasis"><text:span text:style-name="T94">e<text:tab/></text:span></text:span><text:span text:style-name="Strong_20_Emphasis"><text:span text:style-name="T90"> installation</text:span></text:span><text:span text:style-name="Strong_20_Emphasis"><text:span text:style-name="T52"> and </text:span></text:span><text:span text:style-name="Strong_20_Emphasis"><text:span text:style-name="T66">click </text:span></text:span><text:span text:style-name="Strong_20_Emphasis"><text:span text:style-name="T93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0"><text:span text:style-name="Strong_20_Emphasis"><text:span text:style-name="T51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80643397592937" text:continue-numbering="true" text:style-name="L1">
        <text:list-item>
          <text:p text:style-name="P86"><text:bookmark-start text:name="__RefNumPara__4009_12717081281"/><text:span text:style-name="Strong_20_Emphasis"><text:span text:style-name="T191">Perform installation</text:span></text:span><text:bookmark-end text:name="__RefNumPara__4009_12717081281"/></text:p>
        </text:list-item>
      </text:list>
      <text:p text:style-name="P70"><text:span text:style-name="Strong_20_Emphasis"><text:span text:style-name="T19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4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92">Boot the computer from a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6"><text:s/></text:span></text:span><text:span text:style-name="T193">Live</text:span><text:span text:style-name="T107"><text:note text:id="ftn5" text:note-class="footnote"><text:note-citation>1</text:note-citation><text:note-body><text:p text:style-name="P7"><text:span text:style-name="T251">From a Live USB stick (or DVD) you can boot and work with</text:span> <text:span text:style-name="T196"><text:user-field-get text:name="Distro">Debian</text:user-field-get></text:span><text:span text:style-name="T197"><text:s/>without installing it</text:span>.</text:p></text:note-body></text:note></text:span><text:span text:style-name="T106"> USB stick</text:span><text:span text:style-name="T108"><text:note text:id="ftn6" text:note-class="footnote"><text:note-citation>2</text:note-citation><text:note-body><text:p text:style-name="P42"><text:span text:style-name="Strong_20_Emphasis"><text:span text:style-name="T125">Download a CD image file (.iso) from</text:span></text:span><text:span text:style-name="Strong_20_Emphasis"><text:span text:style-name="T123"> </text:span></text:span><text:a xlink:type="simple" xlink:href="https://www.debian.org/CD/live/" text:style-name="Internet_20_link" text:visited-style-name="Visited_20_Internet_20_Link"><text:span text:style-name="Strong_20_Emphasis"><text:span text:style-name="T254">debian.org/cd/live</text:span></text:span></text:a><text:span text:style-name="Strong_20_Emphasis"><text:span text:style-name="T123">, </text:span></text:span><text:span text:style-name="Strong_20_Emphasis"><text:span text:style-name="T129">under </text:span></text:span><text:span text:style-name="Strong_20_Emphasis"><text:span text:style-name="T138">DVD/USB</text:span></text:span><text:span text:style-name="Strong_20_Emphasis"><text:span text:style-name="T123"> click </text:span></text:span><text:span text:style-name="Strong_20_Emphasis"><text:span text:style-name="T129">on </text:span></text:span><text:span text:style-name="Strong_20_Emphasis"><text:span text:style-name="T138">amd64</text:span></text:span><text:span text:style-name="Strong_20_Emphasis"><text:span text:style-name="T129">.</text:span></text:span><text:span text:style-name="Strong_20_Emphasis"><text:span text:style-name="T123"><text:line-break/></text:span></text:span><text:span text:style-name="Strong_20_Emphasis"><text:span text:style-name="T126">Click on</text:span></text:span><text:span text:style-name="Strong_20_Emphasis"><text:span text:style-name="T124"> </text:span></text:span><text:span text:style-name="T132">debian-live-1</text:span><text:span text:style-name="T138">2</text:span><text:span text:style-name="T132">.</text:span><text:span text:style-name="T139">x</text:span><text:span text:style-name="T132">.</text:span><text:span text:style-name="T139">y</text:span><text:span text:style-name="T133">-</text:span><text:span text:style-name="T132">amd64-</text:span><text:span text:style-name="T133">gnome</text:span><text:span text:style-name="T134">.iso</text:span><text:span text:style-name="Strong_20_Emphasis"><text:span text:style-name="T122">.<text:line-break/></text:span></text:span><text:span text:style-name="Strong_20_Emphasis"><text:span text:style-name="T125">Insert a USB stick of at least 4 GB.<text:line-break/>Locate </text:span></text:span><text:span text:style-name="Strong_20_Emphasis"><text:span text:style-name="T135">disk</text:span></text:span><text:span text:style-name="Strong_20_Emphasis"><text:span text:style-name="T125"> and click the </text:span></text:span><text:span text:style-name="Strong_20_Emphasis"><text:span text:style-name="T136">Disks</text:span></text:span><text:span text:style-name="Strong_20_Emphasis"><text:span text:style-name="T125"> icon. Select the USB stick in the list of disks on the left and click </text:span></text:span><text:span text:style-name="Strong_20_Emphasis"><text:span text:style-name="T136">Disk </text:span></text:span><text:span text:style-name="Strong_20_Emphasis"><text:span text:style-name="T135">settings</text:span></text:span><text:span text:style-name="Strong_20_Emphasis"><text:span text:style-name="T125"> ⋮ (icon with the three dots) in the top right corner.</text:span></text:span></text:p><text:p text:style-name="P42"><text:span text:style-name="Strong_20_Emphasis"><text:span text:style-name="T125"><text:tab/>Choose </text:span></text:span><text:span text:style-name="Strong_20_Emphasis"><text:span text:style-name="T136">Restore Disk Image</text:span></text:span><text:span text:style-name="Strong_20_Emphasis"><text:span text:style-name="T125"> and select the CD image file (.iso) you just downloaded.</text:span></text:span></text:p><text:p text:style-name="P42"><text:span text:style-name="Strong_20_Emphasis"><text:span text:style-name="T127"><text:tab/>Click </text:span></text:span><text:span text:style-name="Strong_20_Emphasis"><text:span text:style-name="T137">Start Restore</text:span></text:span><text:span text:style-name="Strong_20_Emphasis"><text:span text:style-name="T127">, and then click </text:span></text:span><text:span text:style-name="Strong_20_Emphasis"><text:span text:style-name="T137">Restore</text:span></text:span><text:span text:style-name="Strong_20_Emphasis"><text:span text:style-name="T127">.</text:span></text:span></text:p><text:p text:style-name="P42"><text:span text:style-name="Strong_20_Emphasis"><text:span text:style-name="T127"><text:tab/>Or use the </text:span></text:span><text:span text:style-name="Strong_20_Emphasis"><text:span text:style-name="T137">Etcher</text:span></text:span><text:span text:style-name="Strong_20_Emphasis"><text:span text:style-name="T127"> program </text:span></text:span><text:span text:style-name="Strong_20_Emphasis"><text:span text:style-name="T128">(</text:span></text:span><text:a xlink:type="simple" xlink:href="https://www.balena.io/etcher/" text:style-name="Internet_20_link" text:visited-style-name="Visited_20_Internet_20_Link"><text:span text:style-name="Strong_20_Emphasis"><text:span text:style-name="T255">etcher.io</text:span></text:span></text:a><text:span text:style-name="Strong_20_Emphasis"><text:span text:style-name="T128">) </text:span></text:span><text:span text:style-name="Strong_20_Emphasis"><text:span text:style-name="T127">available for Windows, macOS, and Linux.</text:span></text:span></text:p></text:note-body></text:note></text:span><text:span text:style-name="T106"> </text:span><text:span text:style-name="T109">o</text:span><text:span text:style-name="T111">r</text:span><text:span text:style-name="T109"> </text:span><text:span text:style-name="T111">DVD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71"><text:span text:style-name="T112">S</text:span><text:span text:style-name="T113">tart up</text:span><text:span text:style-name="T106">/boot menu via </text:span><text:span text:style-name="Definition"><text:span text:style-name="T274">START</text:span></text:span><text:span text:style-name="Definition"><text:span text:style-name="T275">up</text:span></text:span><text:span text:style-name="Definition"><text:span text:style-name="T274">MEnU</text:span></text:span><text:span text:style-name="T106"> </text:span><text:span text:style-name="T114">and </text:span><text:span text:style-name="T113">settings/</text:span><text:span text:style-name="T110">setup</text:span><text:span text:style-name="T106"> via </text:span><text:span text:style-name="Definition"><text:span text:style-name="T14">SETTINGS</text:span></text:span><text:span text:style-name="T106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4"><text:span text:style-name="Strong_20_Emphasis"><text:span text:style-name="T25">P</text:span></text:span><text:span text:style-name="Strong_20_Emphasis"><text:span text:style-name="T22">ress the</text:span></text:span><text:span text:style-name="Strong_20_Emphasis"><text:span text:style-name="T23"> </text:span></text:span><text:span text:style-name="Strong_20_Emphasis"><text:span text:style-name="T24">Enter</text:span></text:span><text:span text:style-name="Strong_20_Emphasis"><text:span text:style-name="T22"> key </text:span></text:span><text:span text:style-name="Strong_20_Emphasis"><text:span text:style-name="T118">(</text:span></text:span><text:span text:style-name="Strong_20_Emphasis"><text:span text:style-name="T119">Live </text:span></text:span><text:span text:style-name="Strong_20_Emphasis"><text:span text:style-name="T120">system (amd64)</text:span></text:span><text:span text:style-name="Strong_20_Emphasis"><text:span text:style-name="T118"> is </text:span></text:span><text:span text:style-name="Strong_20_Emphasis"><text:span text:style-name="T26">already selected</text:span></text:span><text:span text:style-name="Strong_20_Emphasis"><text:span text:style-name="T27">)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4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53">Follow the instructions on the </text:span></text:span><text:span text:style-name="Strong_20_Emphasis"><text:span text:style-name="T154">welcome screens</text:span></text:span><text:span text:style-name="Strong_20_Emphasis"><text:span text:style-name="T15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4"><draw:control text:anchor-type="as-char" draw:z-index="8" draw:name="Vorm13_1" draw:style-name="gr1" draw:text-style-name="P91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8"><text:span text:style-name="Strong_20_Emphasis"><text:span text:style-name="T29">Start the installation by clicking </text:span></text:span><text:span text:style-name="Strong_20_Emphasis"><text:span text:style-name="T95">Activities</text:span></text:span><text:span text:style-name="Strong_20_Emphasis"><text:span text:style-name="T29"> and clicking </text:span></text:span><text:span text:style-name="Strong_20_Emphasis"><text:span text:style-name="T95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75">If asked, type password <text:span text:style-name="T278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57">Follow the instructions on the </text:span></text:span><text:span text:style-name="Strong_20_Emphasis"><text:span text:style-name="T158">installation</text:span></text:span><text:span text:style-name="Strong_20_Emphasis"><text:span text:style-name="T159"> screens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4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5"><text:span text:style-name="Strong_20_Emphasis"><text:span text:style-name="T77">At </text:span></text:span><text:span text:style-name="Strong_20_Emphasis"><text:span text:style-name="T97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3" office:value-type="string">
            <text:p text:style-name="P74"><text:span text:style-name="Strong_20_Emphasis"><text:span text:style-name="T84">E</text:span></text:span><text:span text:style-name="Strong_20_Emphasis"><text:span text:style-name="T76">nter you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1">USER</text:span></text:span><text:span text:style-name="Strong_20_Emphasis"><text:span text:style-name="T81">, <text:line-break/></text:span></text:span><text:span text:style-name="Strong_20_Emphasis"><text:span text:style-name="T103">What name do you want to use to log in</text:span></text:span><text:span text:style-name="Strong_20_Emphasis"><text:span text:style-name="T8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2">,<text:line-break/></text:span></text:span><text:span text:style-name="Strong_20_Emphasis"><text:span text:style-name="T104">What is the na</text:span></text:span><text:span text:style-name="Strong_20_Emphasis"><text:span text:style-name="T103">me of </text:span></text:span><text:span text:style-name="Strong_20_Emphasis"><text:span text:style-name="T105">this</text:span></text:span><text:span text:style-name="Strong_20_Emphasis"><text:span text:style-name="T103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2">,<text:line-break/></text:span></text:span><text:span text:style-name="Strong_20_Emphasis"><text:span text:style-name="T83">enter a password twice, and click </text:span></text:span><text:span text:style-name="Strong_20_Emphasis"><text:span text:style-name="T98">Next</text:span></text:span><text:span text:style-name="Strong_20_Emphasis"><text:span text:style-name="T83">.</text:span></text:span></text:p>
          </table:table-cell>
        </table:table-row>
      </table:table>
      <text:p text:style-name="P35"><text:span text:style-name="Strong_20_Emphasis"><text:span text:style-name="T78"/></text:span></text:p>
      <text:list xml:id="list180642843458640" text:continue-numbering="true" text:style-name="L1">
        <text:list-item>
          <text:p text:style-name="P89"><text:bookmark-start text:name="__RefNumPara__12966_2272496019"/><text:span text:style-name="Strong_20_Emphasis"><text:span text:style-name="T102">Finish installation</text:span></text:span><text:bookmark-end text:name="__RefNumPara__12966_2272496019"/></text:p>
        </text:list-item>
      </text:list>
      <text:p text:style-name="P36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4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0">Log in as </text:span></text:span><text:span text:style-name="Definition"><text:span text:style-name="T10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17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57">Follow the instructions on the </text:span></text:span><text:span text:style-name="Strong_20_Emphasis"><text:span text:style-name="T160">welcome screens</text:span></text:span><text:span text:style-name="Strong_20_Emphasis"><text:span text:style-name="T15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74"><draw:control text:anchor-type="as-char" draw:z-index="7" draw:name="Vorm4_1" draw:style-name="gr1" draw:text-style-name="P9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60">ckage</text:span></text:span><text:span text:style-name="Strong_20_Emphasis"><text:span text:style-name="T42"> kz</text:span></text:span><text:span text:style-name="Strong_20_Emphasis"><text:span text:style-name="T42"><text:note text:id="ftn7" text:note-class="footnote"><text:note-citation>1</text:note-citation><text:note-body><text:p text:style-name="P41"><text:span text:style-name="T271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T271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4"><text:span text:style-name="Strong_20_Emphasis"><text:span text:style-name="T68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0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77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162"> </text:span></text:span><text:span text:style-name="Strong_20_Emphasis"><text:span text:style-name="T163">if</text:span></text:span><text:span text:style-name="Strong_20_Emphasis"><text:span text:style-name="T161"> needed) </text:span></text:span><text:span text:style-name="Strong_20_Emphasis"><text:span text:style-name="T62">and click the </text:span></text:span><text:span text:style-name="Strong_20_Emphasis"><text:span text:style-name="T87">Terminal</text:span></text:span><text:span text:style-name="Strong_20_Emphasis"><text:span text:style-name="T62"> ico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0"> </text:span></text:span><text:span text:style-name="Strong_20_Emphasis"><text:span text:style-name="T44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43">sudo</text:span></text:span><text:span text:style-name="User_20_Entry"><text:span text:style-name="T144"> </text:span></text:span><text:span text:style-name="User_20_Entry"><text:span text:style-name="T14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44">wget karelzimmer.nl/</text:span></text:span><text:span text:style-name="User_20_Entry"><text:span text:style-name="T14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44">bash </text:span></text:span><text:span text:style-name="User_20_Entry"><text:span text:style-name="T14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4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4"><text:span text:style-name="Strong_20_Emphasis"><text:span text:style-name="T69">T</text:span></text:span><text:span text:style-name="Strong_20_Emphasis"><text:span text:style-name="T55">ype </text:span></text:span><text:span text:style-name="Strong_20_Emphasis"><text:span text:style-name="T91">menu</text:span></text:span><text:span text:style-name="Strong_20_Emphasis"><text:span text:style-name="T55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62"> </text:span></text:span><text:span text:style-name="Strong_20_Emphasis"><text:span text:style-name="T163">if</text:span></text:span><text:span text:style-name="Strong_20_Emphasis"><text:span text:style-name="T161"> needed) </text:span></text:span><text:span text:style-name="Strong_20_Emphasis"><text:span text:style-name="T55">and click the </text:span></text:span><text:span text:style-name="Strong_20_Emphasis"><text:span text:style-name="T149">Install</text:span></text:span><text:span text:style-name="Strong_20_Emphasis"><text:span text:style-name="T150">ation</text:span></text:span><text:span text:style-name="Strong_20_Emphasis"><text:span text:style-name="T14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0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53">Se</text:span></text:span><text:span text:style-name="Strong_20_Emphasis"><text:span text:style-name="T64">lect</text:span></text:span><text:span text:style-name="Strong_20_Emphasis"><text:span text:style-name="T53"> </text:span></text:span><text:span text:style-name="Strong_20_Emphasis"><text:span text:style-name="T99">3</text:span></text:span><text:span text:style-name="Strong_20_Emphasis"><text:span text:style-name="T7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6">click </text:span></text:span><text:span text:style-name="Strong_20_Emphasis"><text:span text:style-name="T93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Strong_20_Emphasis"><text:span text:style-name="T51">Follow the instructions on the screen.</text:span></text:span></text:p>
          </table:table-cell>
        </table:table-row>
      </table:table>
      <text:p text:style-name="P36"><text:span text:style-name="Strong_20_Emphasis"><text:span text:style-name="T30"><text:tab/></text:span></text:span></text:p>
      <text:p text:style-name="P37"><text:span text:style-name="Strong_20_Emphasis"><text:span text:style-name="T51"/></text:span></text:p>
      <text:list xml:id="list180643111127459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58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74"><draw:control text:anchor-type="as-char" draw:z-index="9" draw:name="Vorm36_0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74"><draw:control text:anchor-type="as-char" draw:z-index="19" draw:name="Vorm36_ 1" draw:style-name="gr1" draw:text-style-name="P91" svg:width="0.35cm" svg:height="0.35cm" draw:control="control20"/></text:span></text:span></text:p>
          </table:table-cell>
          <table:table-cell table:style-name="Tabel2.D1" office:value-type="string">
            <text:p text:style-name="P31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0">USER</text:span></text:span><text:span text:style-name="Strong_20_Emphasis"><text:span text:style-name="T41"><text:note text:id="ftn9" text:note-class="footnote"><text:note-citation>1</text:note-citation><text:note-body><text:p text:style-name="P40"><text:span text:style-name="User_20_Entry"><text:span text:style-name="T155">Login any additional </text:span></text:span><text:span text:style-name="Definition"><text:span text:style-name="T252">USER</text:span></text:span><text:span text:style-name="User_20_Entry"><text:span text:style-name="T156">s </text:span></text:span><text:span text:style-name="User_20_Entry"><text:span text:style-name="T155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57">Follow the instructions on the </text:span></text:span><text:span text:style-name="Strong_20_Emphasis"><text:span text:style-name="T160">welcome screens</text:span></text:span><text:span text:style-name="Strong_20_Emphasis"><text:span text:style-name="T15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74"><draw:control text:anchor-type="as-char" draw:z-index="10" draw:name="Vorm36_2" draw:style-name="gr1" draw:text-style-name="P9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74"><draw:control text:anchor-type="as-char" draw:z-index="20" draw:name="Vorm36_ 2" draw:style-name="gr1" draw:text-style-name="P91" svg:width="0.35cm" svg:height="0.35cm" draw:control="control21"/></text:span></text:span></text:p>
          </table:table-cell>
          <table:table-cell table:style-name="Tabel2.D5" office:value-type="string">
            <text:p text:style-name="P32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7">user</text:span></text:span><text:span text:style-name="Definition"><text:span text:style-name="T276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4"><text:span text:style-name="Strong_20_Emphasis"><text:span text:style-name="T68">T</text:span></text:span><text:span text:style-name="Strong_20_Emphasis"><text:span text:style-name="T56">ype </text:span></text:span><text:span text:style-name="Strong_20_Emphasis"><text:span text:style-name="T92">menu</text:span></text:span><text:span text:style-name="Strong_20_Emphasis"><text:span text:style-name="T56"> </text:span></text:span><text:span text:style-name="Strong_20_Emphasis"><text:span text:style-name="T69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77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162"> </text:span></text:span><text:span text:style-name="Strong_20_Emphasis"><text:span text:style-name="T163">if</text:span></text:span><text:span text:style-name="Strong_20_Emphasis"><text:span text:style-name="T161"> needed) </text:span></text:span><text:span text:style-name="Strong_20_Emphasis"><text:span text:style-name="T56">and click on the </text:span></text:span><text:span text:style-name="Strong_20_Emphasis"><text:span text:style-name="T151">Install</text:span></text:span><text:span text:style-name="Strong_20_Emphasis"><text:span text:style-name="T152">ation</text:span></text:span><text:span text:style-name="Strong_20_Emphasis"><text:span text:style-name="T15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3"><text:span text:style-name="Strong_20_Emphasis"><text:span text:style-name="T65">Select</text:span></text:span><text:span text:style-name="Strong_20_Emphasis"><text:span text:style-name="T53"> </text:span></text:span><text:span text:style-name="Strong_20_Emphasis"><text:span text:style-name="T99">4 </text:span></text:span><text:span text:style-name="Strong_20_Emphasis"><text:span text:style-name="T88">Provision user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6">click </text:span></text:span><text:span text:style-name="Strong_20_Emphasis"><text:span text:style-name="T93">Continue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1">Follow the instructions on the screen.</text:span></text:span></text:p>
          </table:table-cell>
        </table:table-row>
      </table:table>
      <text:p text:style-name="P30"><text:span text:style-name="Strong_20_Emphasis"><text:span text:style-name="T58"/></text:span></text:p>
      <text:p text:style-name="P15"/>
      <text:p text:style-name="P15"/>
      <text:p text:style-name="P68"><text:span text:style-name="T170">End of checklist,</text:span><text:span text:style-name="T167"> </text:span><text:span text:style-name="T167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6"><text:s/></text:span></text:span><text:span text:style-name="Strong_20_Emphasis"><text:span text:style-name="T168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46"/>
      <text:p text:style-name="P53"><text:span text:style-name="Emphasis"><text:span text:style-name="T261">Written</text:span></text:span><text:span text:style-name="Emphasis"><text:span text:style-name="T259"> </text:span></text:span><text:span text:style-name="Emphasis"><text:span text:style-name="T261">by</text:span></text:span><text:span text:style-name="Emphasis"><text:span text:style-name="T25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0">Karel Zimmer</text:span></text:span></text:a><text:span text:style-name="Emphasis"><text:span text:style-name="T259">, </text:span></text:span><text:a xlink:type="simple" xlink:href="https://creativecommons.org/publicdomain/zero/1.0" text:style-name="Internet_20_link" text:visited-style-name="Visited_20_Internet_20_Link"><text:span text:style-name="Emphasis"><text:span text:style-name="T262">CC0 1.0 Universal</text:span></text:span></text:a><text:span text:style-name="Emphasis"><text:span text:style-name="T259">, </text:span></text:span><text:span text:style-name="Strong_20_Emphasis"><text:span text:style-name="T51"><text:user-field-get text:name="Releaseyear">2023</text:user-field-get></text:span></text:span><text:span text:style-name="Strong_20_Emphasis"><text:span text:style-name="T51">-</text:span></text:span><text:span text:style-name="Strong_20_Emphasis"><text:span text:style-name="T51"><text:date style:data-style-name="N10111" text:date-value="2023-05-13T10:11:41.587769854" text:fixed="true">2023</text:date></text:span></text:span><text:span text:style-name="Emphasis"><text:span text:style-name="T2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23T18:06:41.205241237">23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06:41.046055322</dc:date>
    <meta:keyword>Installatie</meta:keyword>
    <meta:keyword>Checklist</meta:keyword>
    <meta:keyword>Linux</meta:keyword>
    <meta:editing-cycles>6838</meta:editing-cycles>
    <meta:editing-duration>P12DT1H30M5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2" meta:character-count="4117" meta:non-whitespace-character-count="3488"/>
    <meta:user-defined meta:name="Info 1"/>
    <meta:user-defined meta:name="Info 2"/>
    <meta:user-defined meta:name="Info 3"/>
    <meta:user-defined meta:name="Info 4"/>
  </office:meta>
</office:document-meta>
</file>